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453in"/>
    </style:style>
    <style:style style:name="co4" style:family="table-column">
      <style:table-column-properties fo:break-before="auto" style:column-width="1.9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81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366in" svg:height="3.5409in" svg:x="0in" svg:y="1.726in">
            <draw:object draw:notify-on-update-of-ranges="Sheet1.B3:Sheet1.B9 Sheet1.C3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5in" svg:height="3.548in" svg:x="0.2457in" svg:y="6.8815in">
            <draw:object draw:notify-on-update-of-ranges="Sheet1.B32:Sheet1.B38 Sheet1.C32:Sheet1.C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_PROC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 = T_1/T</text:p>
          </table:table-cell>
          <table:table-cell table:style-name="ce2" office:value-type="string" calcext:value-type="string">
            <text:p>E=S/N_PROC</text:p>
          </table:table-cell>
          <table:table-cell table:style-name="ce2" office:value-type="string" calcext:value-type="string">
            <text:p>E_MAX</text:p>
          </table:table-cell>
          <table:table-cell table:style-name="ce2" office:value-type="string" calcext:value-type="string">
            <text:p>T1/(N*LOG(N))</text:p>
          </table:table-cell>
          <table:table-cell table:style-name="ce2" office:value-type="string" calcext:value-type="string">
            <text:p>Число тактов сортировки</text:p>
          </table:table-cell>
        </table:table-row>
        <table:table-row table:style-name="ro1">
          <table:table-cell table:style-name="ce3" office:value-type="float" office:value="100000000" calcext:value-type="float">
            <text:p>1.00E+08</text:p>
          </table:table-cell>
          <table:table-cell office:value-type="float" office:value="1" calcext:value-type="float">
            <text:p>1</text:p>
          </table:table-cell>
          <table:table-cell office:value-type="float" office:value="37.8491" calcext:value-type="float">
            <text:p>37.8491</text:p>
          </table:table-cell>
          <table:table-cell table:formula="of:=[.$C$3]/[.$C3]" office:value-type="float" office:value="1" calcext:value-type="float">
            <text:p>1</text:p>
          </table:table-cell>
          <table:table-cell table:style-name="ce2" table:formula="of:=[.$D3]/[.$B3]" office:value-type="float" office:value="1" calcext:value-type="float">
            <text:p>1</text:p>
          </table:table-cell>
          <table:table-cell table:formula="of:=1/(1+ LOG([.$B3];[.$A3]) * (LOG([.$B3];2) - 1) / 2)" office:value-type="float" office:value="1" calcext:value-type="float">
            <text:p>1</text:p>
          </table:table-cell>
          <table:table-cell table:formula="of:=[.$C$3]/([.$A3]*LOG([.$A3]; 2))" office:value-type="float" office:value="0.00000001424214301111" calcext:value-type="float">
            <text:p>1.4242143011107E-08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1">
          <table:table-cell table:style-name="ce3" office:value-type="float" office:value="100000000" calcext:value-type="float">
            <text:p>1.00E+08</text:p>
          </table:table-cell>
          <table:table-cell office:value-type="float" office:value="2" calcext:value-type="float">
            <text:p>2</text:p>
          </table:table-cell>
          <table:table-cell office:value-type="float" office:value="20.114" calcext:value-type="float">
            <text:p>20.114</text:p>
          </table:table-cell>
          <table:table-cell table:formula="of:=[.$C$3]/[.$C4]" office:value-type="float" office:value="1.88172914387988" calcext:value-type="float">
            <text:p>1.88172914387988</text:p>
          </table:table-cell>
          <table:table-cell table:style-name="ce2" table:formula="of:=[.$D4]/[.$B4]" office:value-type="float" office:value="0.940864571939942" calcext:value-type="float">
            <text:p>0.940864571939942</text:p>
          </table:table-cell>
          <table:table-cell table:formula="of:=1/(1+ LOG([.$B4];[.$A4]) * (LOG([.$B4];2) - 1) / 2)" office:value-type="float" office:value="1" calcext:value-type="float">
            <text:p>1</text:p>
          </table:table-cell>
          <table:table-cell table:formula="of:=[.$C$3]/([.$A4]*LOG([.$A4]; 2))" office:value-type="float" office:value="0.00000001424214301111" calcext:value-type="float">
            <text:p>1.4242143011107E-08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00000000" calcext:value-type="float">
            <text:p>1.00E+08</text:p>
          </table:table-cell>
          <table:table-cell office:value-type="float" office:value="4" calcext:value-type="float">
            <text:p>4</text:p>
          </table:table-cell>
          <table:table-cell office:value-type="float" office:value="10.7371" calcext:value-type="float">
            <text:p>10.7371</text:p>
          </table:table-cell>
          <table:table-cell table:formula="of:=[.$C$3]/[.$C5]" office:value-type="float" office:value="3.52507660355217" calcext:value-type="float">
            <text:p>3.52507660355217</text:p>
          </table:table-cell>
          <table:table-cell table:style-name="ce2" table:formula="of:=[.$D5]/[.$B5]" office:value-type="float" office:value="0.881269150888042" calcext:value-type="float">
            <text:p>0.881269150888042</text:p>
          </table:table-cell>
          <table:table-cell table:formula="of:=1/(1+ LOG([.$B5];[.$A5]) * (LOG([.$B5];2) - 1) / 2)" office:value-type="float" office:value="0.963735826057583" calcext:value-type="float">
            <text:p>0.963735826057583</text:p>
          </table:table-cell>
          <table:table-cell table:formula="of:=[.$C$3]/([.$A5]*LOG([.$A5]; 2))" office:value-type="float" office:value="0.00000001424214301111" calcext:value-type="float">
            <text:p>1.4242143011107E-08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00000000" calcext:value-type="float">
            <text:p>1.00E+08</text:p>
          </table:table-cell>
          <table:table-cell office:value-type="float" office:value="8" calcext:value-type="float">
            <text:p>8</text:p>
          </table:table-cell>
          <table:table-cell office:value-type="float" office:value="5.96012" calcext:value-type="float">
            <text:p>5.96012</text:p>
          </table:table-cell>
          <table:table-cell table:formula="of:=[.$C$3]/[.$C6]" office:value-type="float" office:value="6.35039227398106" calcext:value-type="float">
            <text:p>6.35039227398106</text:p>
          </table:table-cell>
          <table:table-cell table:style-name="ce2" table:formula="of:=[.$D6]/[.$B6]" office:value-type="float" office:value="0.793799034247633" calcext:value-type="float">
            <text:p>0.793799034247633</text:p>
          </table:table-cell>
          <table:table-cell table:formula="of:=1/(1+ LOG([.$B6];[.$A6]) * (LOG([.$B6];2) - 1) / 2)" office:value-type="float" office:value="0.89856443231379" calcext:value-type="float">
            <text:p>0.89856443231379</text:p>
          </table:table-cell>
          <table:table-cell table:formula="of:=[.$C$3]/([.$A6]*LOG([.$A6]; 2))" office:value-type="float" office:value="0.00000001424214301111" calcext:value-type="float">
            <text:p>1.4242143011107E-08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100000000" calcext:value-type="float">
            <text:p>1.00E+08</text:p>
          </table:table-cell>
          <table:table-cell office:value-type="float" office:value="16" calcext:value-type="float">
            <text:p>16</text:p>
          </table:table-cell>
          <table:table-cell office:value-type="float" office:value="3.82003" calcext:value-type="float">
            <text:p>3.82003</text:p>
          </table:table-cell>
          <table:table-cell table:formula="of:=[.$C$3]/[.$C7]" office:value-type="float" office:value="9.90806354923914" calcext:value-type="float">
            <text:p>9.90806354923914</text:p>
          </table:table-cell>
          <table:table-cell table:style-name="ce2" table:formula="of:=[.$D7]/[.$B7]" office:value-type="float" office:value="0.619253971827446" calcext:value-type="float">
            <text:p>0.619253971827446</text:p>
          </table:table-cell>
          <table:table-cell table:formula="of:=1/(1+ LOG([.$B7];[.$A7]) * (LOG([.$B7];2) - 1) / 2)" office:value-type="float" office:value="0.815812071696038" calcext:value-type="float">
            <text:p>0.815812071696038</text:p>
          </table:table-cell>
          <table:table-cell table:formula="of:=[.$C$3]/([.$A7]*LOG([.$A7]; 2))" office:value-type="float" office:value="0.00000001424214301111" calcext:value-type="float">
            <text:p>1.4242143011107E-08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100000000" calcext:value-type="float">
            <text:p>1.00E+08</text:p>
          </table:table-cell>
          <table:table-cell office:value-type="float" office:value="32" calcext:value-type="float">
            <text:p>32</text:p>
          </table:table-cell>
          <table:table-cell office:value-type="float" office:value="2.02587" calcext:value-type="float">
            <text:p>2.02587</text:p>
          </table:table-cell>
          <table:table-cell table:formula="of:=[.$C$3]/[.$C8]" office:value-type="float" office:value="18.6828868584855" calcext:value-type="float">
            <text:p>18.6828868584855</text:p>
          </table:table-cell>
          <table:table-cell table:style-name="ce2" table:formula="of:=[.$D8]/[.$B8]" office:value-type="float" office:value="0.583840214327672" calcext:value-type="float">
            <text:p>0.583840214327672</text:p>
          </table:table-cell>
          <table:table-cell table:formula="of:=1/(1+ LOG([.$B8];[.$A8]) * (LOG([.$B8];2) - 1) / 2)" office:value-type="float" office:value="0.726592375457997" calcext:value-type="float">
            <text:p>0.726592375457997</text:p>
          </table:table-cell>
          <table:table-cell table:formula="of:=[.$C$3]/([.$A8]*LOG([.$A8]; 2))" office:value-type="float" office:value="0.00000001424214301111" calcext:value-type="float">
            <text:p>1.4242143011107E-08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float" office:value="100000000" calcext:value-type="float">
            <text:p>1.00E+08</text:p>
          </table:table-cell>
          <table:table-cell office:value-type="float" office:value="48" calcext:value-type="float">
            <text:p>48</text:p>
          </table:table-cell>
          <table:table-cell office:value-type="float" office:value="1.62035" calcext:value-type="float">
            <text:p>1.62035</text:p>
          </table:table-cell>
          <table:table-cell table:formula="of:=[.$C$3]/[.$C9]" office:value-type="float" office:value="23.3585953651989" calcext:value-type="float">
            <text:p>23.3585953651989</text:p>
          </table:table-cell>
          <table:table-cell table:style-name="ce2" table:formula="of:=[.$D9]/[.$B9]" office:value-type="float" office:value="0.486637403441643" calcext:value-type="float">
            <text:p>0.486637403441643</text:p>
          </table:table-cell>
          <table:table-cell table:formula="of:=1/(1+ LOG([.$B9];[.$A9]) * (LOG([.$B9];2) - 1) / 2)" office:value-type="float" office:value="0.674865494290951" calcext:value-type="float">
            <text:p>0.674865494290951</text:p>
          </table:table-cell>
          <table:table-cell table:formula="of:=[.$C$3]/([.$A9]*LOG([.$A9]; 2))" office:value-type="float" office:value="0.00000001424214301111" calcext:value-type="float">
            <text:p>1.4242143011107E-08</text:p>
          </table:table-cell>
          <table:table-cell table:style-name="ce5" office:value-type="float" office:value="21" calcext:value-type="float">
            <text:p>21</text:p>
          </table:table-cell>
        </table:table-row>
        <table:table-row table:style-name="ro1" table:number-rows-repeated="21">
          <table:table-cell table:number-columns-repeated="8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_PROC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 = T_1/T</text:p>
          </table:table-cell>
          <table:table-cell table:style-name="ce2" office:value-type="string" calcext:value-type="string">
            <text:p>E=S/N_PROC</text:p>
          </table:table-cell>
          <table:table-cell table:style-name="ce2" office:value-type="string" calcext:value-type="string">
            <text:p>E_MAX</text:p>
          </table:table-cell>
          <table:table-cell table:style-name="ce2" office:value-type="string" calcext:value-type="string">
            <text:p>T1/(N*LOG(N))</text:p>
          </table:table-cell>
          <table:table-cell table:style-name="ce2" office:value-type="string" calcext:value-type="string">
            <text:p>Число тактов сортировки</text:p>
          </table:table-cell>
        </table:table-row>
        <table:table-row table:style-name="ro1">
          <table:table-cell table:style-name="ce3" office:value-type="float" office:value="400000000" calcext:value-type="float">
            <text:p>4.00E+08</text:p>
          </table:table-cell>
          <table:table-cell office:value-type="float" office:value="1" calcext:value-type="float">
            <text:p>1</text:p>
          </table:table-cell>
          <table:table-cell office:value-type="float" office:value="159.014" calcext:value-type="float">
            <text:p>159.014</text:p>
          </table:table-cell>
          <table:table-cell table:formula="of:=[.$C$32]/[.$C32]" office:value-type="float" office:value="1" calcext:value-type="float">
            <text:p>1</text:p>
          </table:table-cell>
          <table:table-cell table:style-name="ce2" table:formula="of:=[.$D32]/[.$B32]" office:value-type="float" office:value="1" calcext:value-type="float">
            <text:p>1</text:p>
          </table:table-cell>
          <table:table-cell table:formula="of:=1/(1+ LOG([.$B32];[.$A32]) * (LOG([.$B32];2) - 1) / 2)" office:value-type="float" office:value="1" calcext:value-type="float">
            <text:p>1</text:p>
          </table:table-cell>
          <table:table-cell table:formula="of:=[.$C$32]/([.$A32]*LOG([.$A32]; 2))" office:value-type="float" office:value="0.00000001391177920718" calcext:value-type="float">
            <text:p>1.39117792071811E-08</text:p>
          </table:table-cell>
          <table:table-cell table:style-name="ce5" office:value-type="string" calcext:value-type="string">
            <text:p>—</text:p>
          </table:table-cell>
        </table:table-row>
        <table:table-row table:style-name="ro1">
          <table:table-cell table:style-name="ce3" office:value-type="float" office:value="400000001" calcext:value-type="float">
            <text:p>4.00E+08</text:p>
          </table:table-cell>
          <table:table-cell office:value-type="float" office:value="2" calcext:value-type="float">
            <text:p>2</text:p>
          </table:table-cell>
          <table:table-cell office:value-type="float" office:value="81.8954" calcext:value-type="float">
            <text:p>81.8954</text:p>
          </table:table-cell>
          <table:table-cell table:formula="of:=[.$C$32]/[.$C33]" office:value-type="float" office:value="1.94167193761799" calcext:value-type="float">
            <text:p>1.94167193761799</text:p>
          </table:table-cell>
          <table:table-cell table:style-name="ce2" table:formula="of:=[.$D33]/[.$B33]" office:value-type="float" office:value="0.970835968808993" calcext:value-type="float">
            <text:p>0.970835968808993</text:p>
          </table:table-cell>
          <table:table-cell table:formula="of:=1/(1+ LOG([.$B33];[.$A33]) * (LOG([.$B33];2) - 1) / 2)" office:value-type="float" office:value="1" calcext:value-type="float">
            <text:p>1</text:p>
          </table:table-cell>
          <table:table-cell table:formula="of:=[.$C$32]/([.$A33]*LOG([.$A33]; 2))" office:value-type="float" office:value="0.00000001391177917065" calcext:value-type="float">
            <text:p>1.39117791706457E-08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400000002" calcext:value-type="float">
            <text:p>4.00E+08</text:p>
          </table:table-cell>
          <table:table-cell office:value-type="float" office:value="4" calcext:value-type="float">
            <text:p>4</text:p>
          </table:table-cell>
          <table:table-cell office:value-type="float" office:value="43.8765" calcext:value-type="float">
            <text:p>43.8765</text:p>
          </table:table-cell>
          <table:table-cell table:formula="of:=[.$C$32]/[.$C34]" office:value-type="float" office:value="3.62412681047941" calcext:value-type="float">
            <text:p>3.62412681047941</text:p>
          </table:table-cell>
          <table:table-cell table:style-name="ce2" table:formula="of:=[.$D34]/[.$B34]" office:value-type="float" office:value="0.906031702619853" calcext:value-type="float">
            <text:p>0.906031702619853</text:p>
          </table:table-cell>
          <table:table-cell table:formula="of:=1/(1+ LOG([.$B34];[.$A34]) * (LOG([.$B34];2) - 1) / 2)" office:value-type="float" office:value="0.966188144112843" calcext:value-type="float">
            <text:p>0.966188144112843</text:p>
          </table:table-cell>
          <table:table-cell table:formula="of:=[.$C$32]/([.$A34]*LOG([.$A34]; 2))" office:value-type="float" office:value="0.00000001391177913411" calcext:value-type="float">
            <text:p>1.39117791341104E-08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400000003" calcext:value-type="float">
            <text:p>4.00E+08</text:p>
          </table:table-cell>
          <table:table-cell office:value-type="float" office:value="8" calcext:value-type="float">
            <text:p>8</text:p>
          </table:table-cell>
          <table:table-cell office:value-type="float" office:value="24.2297" calcext:value-type="float">
            <text:p>24.2297</text:p>
          </table:table-cell>
          <table:table-cell table:formula="of:=[.$C$32]/[.$C35]" office:value-type="float" office:value="6.56277213502437" calcext:value-type="float">
            <text:p>6.56277213502437</text:p>
          </table:table-cell>
          <table:table-cell table:style-name="ce2" table:formula="of:=[.$D35]/[.$B35]" office:value-type="float" office:value="0.820346516878046" calcext:value-type="float">
            <text:p>0.820346516878046</text:p>
          </table:table-cell>
          <table:table-cell table:formula="of:=1/(1+ LOG([.$B35];[.$A35]) * (LOG([.$B35];2) - 1) / 2)" office:value-type="float" office:value="0.904989401667274" calcext:value-type="float">
            <text:p>0.904989401667274</text:p>
          </table:table-cell>
          <table:table-cell table:formula="of:=[.$C$32]/([.$A35]*LOG([.$A35]; 2))" office:value-type="float" office:value="0.00000001391177909758" calcext:value-type="float">
            <text:p>1.3911779097575E-08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400000004" calcext:value-type="float">
            <text:p>4.00E+08</text:p>
          </table:table-cell>
          <table:table-cell office:value-type="float" office:value="16" calcext:value-type="float">
            <text:p>16</text:p>
          </table:table-cell>
          <table:table-cell office:value-type="float" office:value="14.3604" calcext:value-type="float">
            <text:p>14.3604</text:p>
          </table:table-cell>
          <table:table-cell table:formula="of:=[.$C$32]/[.$C36]" office:value-type="float" office:value="11.0730898860756" calcext:value-type="float">
            <text:p>11.0730898860756</text:p>
          </table:table-cell>
          <table:table-cell table:style-name="ce2" table:formula="of:=[.$D36]/[.$B36]" office:value-type="float" office:value="0.692068117879725" calcext:value-type="float">
            <text:p>0.692068117879725</text:p>
          </table:table-cell>
          <table:table-cell table:formula="of:=1/(1+ LOG([.$B36];[.$A36]) * (LOG([.$B36];2) - 1) / 2)" office:value-type="float" office:value="0.826466340202589" calcext:value-type="float">
            <text:p>0.826466340202589</text:p>
          </table:table-cell>
          <table:table-cell table:formula="of:=[.$C$32]/([.$A36]*LOG([.$A36]; 2))" office:value-type="float" office:value="0.00000001391177906104" calcext:value-type="float">
            <text:p>1.39117790610396E-08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400000005" calcext:value-type="float">
            <text:p>4.00E+08</text:p>
          </table:table-cell>
          <table:table-cell office:value-type="float" office:value="32" calcext:value-type="float">
            <text:p>32</text:p>
          </table:table-cell>
          <table:table-cell office:value-type="float" office:value="8.514" calcext:value-type="float">
            <text:p>8.514</text:p>
          </table:table-cell>
          <table:table-cell table:formula="of:=[.$C$32]/[.$C37]" office:value-type="float" office:value="18.6767676767677" calcext:value-type="float">
            <text:p>18.6767676767677</text:p>
          </table:table-cell>
          <table:table-cell table:style-name="ce2" table:formula="of:=[.$D37]/[.$B37]" office:value-type="float" office:value="0.58364898989899" calcext:value-type="float">
            <text:p>0.58364898989899</text:p>
          </table:table-cell>
          <table:table-cell table:formula="of:=1/(1+ LOG([.$B37];[.$A37]) * (LOG([.$B37];2) - 1) / 2)" office:value-type="float" office:value="0.74076759860003" calcext:value-type="float">
            <text:p>0.74076759860003</text:p>
          </table:table-cell>
          <table:table-cell table:formula="of:=[.$C$32]/([.$A37]*LOG([.$A37]; 2))" office:value-type="float" office:value="0.0000000139117790245" calcext:value-type="float">
            <text:p>1.39117790245043E-08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float" office:value="400000006" calcext:value-type="float">
            <text:p>4.00E+08</text:p>
          </table:table-cell>
          <table:table-cell office:value-type="float" office:value="48" calcext:value-type="float">
            <text:p>48</text:p>
          </table:table-cell>
          <table:table-cell office:value-type="float" office:value="7.04369" calcext:value-type="float">
            <text:p>7.04369</text:p>
          </table:table-cell>
          <table:table-cell table:formula="of:=[.$C$32]/[.$C38]" office:value-type="float" office:value="22.5753830733607" calcext:value-type="float">
            <text:p>22.5753830733607</text:p>
          </table:table-cell>
          <table:table-cell table:style-name="ce2" table:formula="of:=[.$D38]/[.$B38]" office:value-type="float" office:value="0.470320480695015" calcext:value-type="float">
            <text:p>0.470320480695015</text:p>
          </table:table-cell>
          <table:table-cell table:formula="of:=1/(1+ LOG([.$B38];[.$A38]) * (LOG([.$B38];2) - 1) / 2)" office:value-type="float" office:value="0.690580505025245" calcext:value-type="float">
            <text:p>0.690580505025245</text:p>
          </table:table-cell>
          <table:table-cell table:formula="of:=[.$C$32]/([.$A38]*LOG([.$A38]; 2))" office:value-type="float" office:value="0.00000001391177898797" calcext:value-type="float">
            <text:p>1.39117789879689E-08</text:p>
          </table:table-cell>
          <table:table-cell table:style-name="ce5"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60">
      <number:number number:decimal-places="4" number:min-decimal-places="4" number:min-integer-digits="1"/>
    </number:number-style>
    <number:date-style style:name="N153">
      <number:day/>
      <number:text>-</number:text>
      <number:month number:textual="true"/>
      <number:text>-</number:text>
      <number:year/>
    </number:date-style>
    <number:currency-style style:name="N15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59">
      <number:hours/>
      <number:text>:</number:text>
      <number:minutes number:style="long"/>
      <number:text> </number:text>
      <number:am-pm/>
    </number:time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57">
      <number:month number:textual="true"/>
      <number:text>-</number:text>
      <number:year/>
    </number:date-style>
    <number:time-style style:name="N128">
      <number:hours/>
      <number:text>:</number:text>
      <number:minutes number:style="long"/>
    </number:time-style>
    <number:time-style style:name="N156">
      <number:minutes number:style="long"/>
      <number:text>:</number:text>
      <number:seconds number:style="long" number:decimal-places="1"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5">
      <number:day/>
      <number:text>-</number:text>
      <number:month number:textual="true"/>
    </number:dat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time-style style:name="N152">
      <number:minutes number:style="long"/>
      <number:text>:</number:text>
      <number:seconds number:style="long"/>
    </number:tim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date-style style:name="N151">
      <number:month/>
      <number:text>/</number:text>
      <number:day/>
      <number:text>/</number:text>
      <number:year number:style="long"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8:16:49.796721901</meta:creation-date>
    <dc:date>2023-12-18T15:44:21.089987586</dc:date>
    <meta:editing-duration>PT1H36M40S</meta:editing-duration>
    <meta:editing-cycles>16</meta:editing-cycles>
    <meta:generator>LibreOffice/7.3.7.2$Linux_X86_64 LibreOffice_project/30$Build-2</meta:generator>
    <meta:document-statistic meta:table-count="1" meta:cell-count="12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96cm" svg:height="8.995cm" xlink:href=".." xlink:type="simple" chart:class="chart:scatter" chart:style-name="ch1">
        <chart:plot-area chart:style-name="ch2" table:cell-range-address="Sheet1.B3:Sheet1.C9" svg:x="1.332cm" svg:y="0.179cm" svg:width="14.443cm" svg:height="7.656cm">
          <chart:coordinate-region svg:x="1.953cm" svg:y="0.378cm" svg:width="13.636cm" svg:height="6.81cm"/>
          <chart:axis chart:dimension="x" chart:name="primary-x" chart:style-name="ch3">
            <chart:title svg:x="7.213cm" svg:y="8.014cm" chart:style-name="ch4">
              <text:p>Число процессов</text:p>
            </chart:title>
          </chart:axis>
          <chart:axis chart:dimension="y" chart:name="primary-y" chart:style-name="ch3">
            <chart:title svg:x="0.451cm" svg:y="6.326cm" chart:style-name="ch5">
              <text:p>Время выполнения в секундах</text:p>
            </chart:title>
            <chart:grid chart:style-name="ch6" chart:class="major"/>
          </chart:axis>
          <chart:series chart:style-name="ch7" chart:values-cell-range-address="Sheet1.C3:Sheet1.C9" chart:class="chart:scatter">
            <chart:domain table:cell-range-address="Sheet1.B3:Sheet1.B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9</svg:desc>
                </draw:g>
              </table:table-cell>
              <table:table-cell office:value-type="float" office:value="37.8491">
                <text:p>37.8491</text:p>
                <draw:g>
                  <svg:desc>Sheet1.C3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114">
                <text:p>20.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.7371">
                <text:p>10.7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96012">
                <text:p>5.96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82003">
                <text:p>3.82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.02587">
                <text:p>2.02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1.62035">
                <text:p>1.62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13cm" xlink:href=".." xlink:type="simple" chart:class="chart:scatter" chart:style-name="ch1">
        <chart:plot-area chart:style-name="ch2" table:cell-range-address="Sheet1.B32:Sheet1.C38" svg:x="1.33cm" svg:y="0.18cm" svg:width="14.345cm" svg:height="7.672cm">
          <chart:coordinate-region svg:x="2.137cm" svg:y="0.379cm" svg:width="13.351cm" svg:height="6.826cm"/>
          <chart:axis chart:dimension="x" chart:name="primary-x" chart:style-name="ch3">
            <chart:title svg:x="7.162cm" svg:y="8.032cm" chart:style-name="ch4">
              <text:p>Число процессов</text:p>
            </chart:title>
          </chart:axis>
          <chart:axis chart:dimension="y" chart:name="primary-y" chart:style-name="ch5">
            <chart:title svg:x="0.451cm" svg:y="6.335cm" chart:style-name="ch6">
              <text:p>Время выполнения в секундах</text:p>
            </chart:title>
            <chart:grid chart:style-name="ch7" chart:class="major"/>
          </chart:axis>
          <chart:series chart:style-name="ch8" chart:values-cell-range-address="Sheet1.C32:Sheet1.C38" chart:class="chart:scatter">
            <chart:domain table:cell-range-address="Sheet1.B32:Sheet1.B3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2:Sheet1.B38</svg:desc>
                </draw:g>
              </table:table-cell>
              <table:table-cell office:value-type="float" office:value="159.014">
                <text:p>159.014</text:p>
                <draw:g>
                  <svg:desc>Sheet1.C32:Sheet1.C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1.8954">
                <text:p>81.89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3.8765">
                <text:p>43.8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4.2297">
                <text:p>24.2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3604">
                <text:p>14.3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8.514">
                <text:p>8.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7.04369">
                <text:p>7.043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